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5">
            <text:p>55</text:p>
          </table:table-cell>
          <table:table-cell table:style-name="ce5" office:value-type="string">
            <text:p>2022-08-03_09-02-22_000.jpg</text:p>
          </table:table-cell>
          <table:table-cell table:style-name="ce27" office:value-type="string">
            <text:p><text:s/>:m :PHOTO 起きた時刻（二度寝） / 2022 / other=床にそのまま寝た。その前に、本を読んだ。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:PHOTO 起きた時刻（二度寝） / 2022 / other=床にそのまま寝た。その前に、本を読んだ。">
            <text:p><text:s/>:m :PHOTO 起きた時刻（二度寝） / 2022 / other=床にそのまま寝た。その前に、本を読んだ。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11" office:value-type="string">
            <text:p>2022-08-02_10-47-18_000.jpg</text:p>
          </table:table-cell>
          <table:table-cell table:style-name="ce27" office:value-type="string">
            <text:p>:bookmemo / 読んだ本 / 『アメリカ先住民の精神世界』 / 著者=安倍珠理 / 途中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5" office:value-type="string">
            <text:p>2022-08-02_10-47-32_000.jpg</text:p>
          </table:table-cell>
          <table:table-cell table:style-name="ce27" office:value-type="string">
            <text:p>:bookmemo / 読んだ本 / 『アメリカ先住民の精神世界』 / 著者=安倍珠理 / 途中 ここまで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bookmemo / 読んだ本 / 『アメリカ先住民の精神世界』 / 著者=安倍珠理 / 途中 ここまで">
            <text:p>:bookmemo / 読んだ本 / 『アメリカ先住民の精神世界』 / 著者=安倍珠理 / 途中 ここまで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0">
            <text:p>40</text:p>
          </table:table-cell>
          <table:table-cell table:style-name="ce18" office:value-type="string">
            <text:p>2022-08-02_10-48-04_000.jpg</text:p>
          </table:table-cell>
          <table:table-cell table:style-name="ce27" office:value-type="string">
            <text:p>:bookmemo / 読んだ本 / 『戦時期日本の精神史』 / 著者=鶴見俊輔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bookmemo / 読んだ本 / 『戦時期日本の精神史』 / 著者=鶴見俊輔 / 途中">
            <text:p>:bookmemo / 読んだ本 / 『戦時期日本の精神史』 / 著者=鶴見俊輔 / 途中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1">
            <text:p>41</text:p>
          </table:table-cell>
          <table:table-cell table:style-name="ce18" office:value-type="string">
            <text:p>2022-08-02_10-48-14_000.jpg</text:p>
          </table:table-cell>
          <table:table-cell table:style-name="ce27" office:value-type="string">
            <text:p>:bookmemo / 読んだ本 / 『戦時期日本の精神史』 / 著者=鶴見俊輔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bookmemo / 読んだ本 / 『戦時期日本の精神史』 / 著者=鶴見俊輔 / 途中 ここまで">
            <text:p>:bookmemo / 読んだ本 / 『戦時期日本の精神史』 / 著者=鶴見俊輔 / 途中 ここまで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9">
            <text:p>59</text:p>
          </table:table-cell>
          <table:table-cell table:style-name="ce5" office:value-type="string">
            <text:p>2022-08-03_10-15-23_000.jpg</text:p>
          </table:table-cell>
          <table:table-cell table:style-name="ce36" office:value-type="string">
            <text:p>:i #*# / topic=~ / subject=篠笛：曲作り, content=同じ音符構成：高音域に続けて、低音域で、吹いてみる。どんな聞き心地？, other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i #*# / topic=~ / subject=篠笛：曲作り, content=同じ音符構成：高音域に続けて、低音域で、吹いてみる。どんな聞き心地？, other=~">
            <text:p>:i #*# / topic=~ / subject=篠笛：曲作り, content=同じ音符構成：高音域に続けて、低音域で、吹いてみる。どんな聞き心地？, other=~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2">
            <text:p>62</text:p>
          </table:table-cell>
          <table:table-cell table:style-name="ce5" office:value-type="string">
            <text:p>2022-08-03_12-15-28_000.jpg</text:p>
          </table:table-cell>
          <table:table-cell table:style-name="ce27" office:value-type="string">
            <text:p>:m ,sketch / des. object=シカ：メス / source=~,location=~,other=~,memo~,found~,id=~,occasion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,sketch / des. object=シカ：メス / source=~,location=~,other=~,memo~,found~,id=~,occasion=~">
            <text:p>:m ,sketch / des. object=シカ：メス / source=~,location=~,other=~,memo~,found~,id=~,occasion=~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8">
            <text:p>58</text:p>
          </table:table-cell>
          <table:table-cell table:style-name="ce5" office:value-type="string">
            <text:p>2022-08-03_10-14-56_000.jpg</text:p>
          </table:table-cell>
          <table:table-cell table:style-name="ce36" office:value-type="string">
            <text:p>:m :lets / action activity / やること / genre=神道：行事、祭り / content=自分一人で、始めよう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lets / action activity / やること / genre=神道：行事、祭り / content=自分一人で、始めよう">
            <text:p>:m :lets / action activity / やること / genre=神道：行事、祭り / content=自分一人で、始めよう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5" office:value-type="string">
            <text:p>2022-08-01_07-17-04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起きた時刻 / 2022">
            <text:p>:m :PHOTO 起きた時刻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5">
            <text:p>35</text:p>
          </table:table-cell>
          <table:table-cell table:style-name="ce5" office:value-type="string">
            <text:p>2022-08-02_07-35-4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起きた時刻 / 2022">
            <text:p>:m :PHOTO 起き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5" office:value-type="string">
            <text:p>2022-08-03_05-57-4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PHOTO 起きた時刻 / 2022">
            <text:p>:m :PHOTO 起きた時刻 / 2022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5" office:value-type="string">
            <text:p>2022-08-02_03-40-43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5" office:value-type="string">
            <text:p>2022-08-01_01-33-2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寝た時刻 / 2022">
            <text:p>:m :PHOTO 寝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1">
            <text:p>51</text:p>
          </table:table-cell>
          <table:table-cell table:style-name="ce5" office:value-type="string">
            <text:p>2022-08-03_01-48-46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寝た時刻 / 2022">
            <text:p>:m :PHOTO 寝た時刻 / 2022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8" office:value-type="string">
            <text:p>2022-07-30_19-02-04_000.jpg</text:p>
          </table:table-cell>
          <table:table-cell table:style-name="ce27" office:value-type="string">
            <text:p>:m dessin,sketch / des. object=セミ：ミンミンゼミ / source=web画像,location=~,other=~,memo~,found~,id=~,occasion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dessin,sketch / des. object=セミ：ミンミンゼミ / source=web画像,location=~,other=~,memo~,found~,id=~,occasion=~">
            <text:p>:m dessin,sketch / des. object=セミ：ミンミンゼミ / source=web画像,location=~,other=~,memo~,found~,id=~,occasion=~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5" office:value-type="string">
            <text:p>2022-07-31_08-26-40_000.jpg</text:p>
          </table:table-cell>
          <table:table-cell table:style-name="ce27" office:value-type="string">
            <text:p>:m dessin,sketch / des. object=セミ：ミンミンゼミ / source=web画像,location=~,other=~,memo~,found~,id=~,occasion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dessin,sketch / des. object=セミ：ミンミンゼミ / source=web画像,location=~,other=~,memo~,found~,id=~,occasion=~">
            <text:p>:m dessin,sketch / des. object=セミ：ミンミンゼミ / source=web画像,location=~,other=~,memo~,found~,id=~,occasion=~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3">
            <text:p>33</text:p>
          </table:table-cell>
          <table:table-cell table:style-name="ce5" office:value-type="string">
            <text:p>2022-08-02_01-38-02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5" office:value-type="string">
            <text:p>2022-08-01_09-41-38_000.jpg</text:p>
          </table:table-cell>
          <table:table-cell table:style-name="ce28" office:value-type="string">
            <text:p>:m other / log / 寝る前　ウェブ閲覧　記録　（for オナニー） / 未了 / other=前夜の閲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other / log / 寝る前　ウェブ閲覧　記録　（for オナニー） / 未了 / other=前夜の閲覧">
            <text:p>:m other / log / 寝る前　ウェブ閲覧　記録　（for オナニー） / 未了 / other=前夜の閲覧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5" office:value-type="string">
            <text:p>2022-07-31_10-31-00_000.jpg</text:p>
          </table:table-cell>
          <table:table-cell table:style-name="ce27" office:value-type="string">
            <text:p>:m RES 1*1 / free# JVEMV6 68#_323:1 / 68. theoretical-physics(tp) / topics=電磁気学,w=~,doc=r-7-A11~1.1.1#2-8,s=~,i=~,other=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RES 1*1 / free# JVEMV6 68#_323:1 / 68. theoretical-physics(tp) / topics=電磁気学,w=~,doc=r-7-A11~1.1.1#2-8,s=~,i=~,other=memo+">
            <text:p>:m RES 1*1 / free# JVEMV6 68#_323:1 / 68. theoretical-physics(tp) / topics=電磁気学,w=~,doc=r-7-A11~1.1.1#2-8,s=~,i=~,other=memo+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5" office:value-type="string">
            <text:p>2022-07-31_17-38-34_000.jpg</text:p>
          </table:table-cell>
          <table:table-cell table:style-name="ce27" office:value-type="string">
            <text:p>:m RES 1*1 / free# JVEMV6 68#_323:2 / 68. theoretical-physics(tp) / topics=統計力学,w=~,doc=r-7-A7~2.1#3-5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RES 1*1 / free# JVEMV6 68#_323:2 / 68. theoretical-physics(tp) / topics=統計力学,w=~,doc=r-7-A7~2.1#3-5,s=~,i=~,other=memo+">
            <text:p>:m RES 1*1 / free# JVEMV6 68#_323:2 / 68. theoretical-physics(tp) / topics=統計力学,w=~,doc=r-7-A7~2.1#3-5,s=~,i=~,other=memo+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8">
            <text:p>28</text:p>
          </table:table-cell>
          <table:table-cell table:style-name="ce19" office:value-type="string">
            <text:p>2022-08-01_17-35-55_000.jpg</text:p>
          </table:table-cell>
          <table:table-cell table:style-name="ce29" office:value-type="string">
            <text:p>:m RES 1*1 / free# JVEMV6 68#_324:2 / 68. theoretical-physics(tp) / topics=統計力学,w=~,doc=r-7-A11~1.1.1#2-1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RES 1*1 / free# JVEMV6 68#_324:2 / 68. theoretical-physics(tp) / topics=統計力学,w=~,doc=r-7-A11~1.1.1#2-11,s=~,i=~,other=~">
            <text:p>:m RES 1*1 / free# JVEMV6 68#_324:2 / 68. theoretical-physics(tp) / topics=統計力学,w=~,doc=r-7-A11~1.1.1#2-11,s=~,i=~,other=~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5" office:value-type="string">
            <text:p>2022-07-30_17-47-47_000.jpg</text:p>
          </table:table-cell>
          <table:table-cell table:style-name="ce29" office:value-type="string">
            <text:p>:m RES 1*2 / free# JVEMV6 68#_322:1 / 68. theoretical-physics(tp) / topics=電磁気学,w=~,doc=r-7-A11~1.1.1#2-4.2,s=~,i=~,other=calc+;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RES 1*2 / free# JVEMV6 68#_322:1 / 68. theoretical-physics(tp) / topics=電磁気学,w=~,doc=r-7-A11~1.1.1#2-4.2,s=~,i=~,other=calc+;memo+">
            <text:p>:m RES 1*2 / free# JVEMV6 68#_322:1 / 68. theoretical-physics(tp) / topics=電磁気学,w=~,doc=r-7-A11~1.1.1#2-4.2,s=~,i=~,other=calc+;memo+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8" office:value-type="string">
            <text:p>2022-08-01_12-02-19_000.jpg</text:p>
          </table:table-cell>
          <table:table-cell table:style-name="ce29" office:value-type="string">
            <text:p>:m RES 1*2 / free# JVEMV6 68#_324:1 / 68. theoretical-physics(tp) / topics=統計力学,w=~,doc=r-7-A7~2.1#3-5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1*2 / free# JVEMV6 68#_324:1 / 68. theoretical-physics(tp) / topics=統計力学,w=~,doc=r-7-A7~2.1#3-5,s=~,i=~,other=memo+;calc+">
            <text:p>:m RES 1*2 / free# JVEMV6 68#_324:1 / 68. theoretical-physics(tp) / topics=統計力学,w=~,doc=r-7-A7~2.1#3-5,s=~,i=~,other=memo+;calc+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7">
            <text:p>47</text:p>
          </table:table-cell>
          <table:table-cell table:style-name="ce5" office:value-type="string">
            <text:p>2022-08-02_17-39-42_000.jpg</text:p>
          </table:table-cell>
          <table:table-cell table:style-name="ce27" office:value-type="string">
            <text:p>:m RES 1*2 / free# JVEMV6 68#_325:1 / 68. theoretical-physics(tp) / topics=統計力学,w=~,doc=r-7-A7~2.1#3-6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1*2 / free# JVEMV6 68#_325:1 / 68. theoretical-physics(tp) / topics=統計力学,w=~,doc=r-7-A7~2.1#3-61,s=~,i=~,other=~">
            <text:p>:m RES 1*2 / free# JVEMV6 68#_325:1 / 68. theoretical-physics(tp) / topics=統計力学,w=~,doc=r-7-A7~2.1#3-61,s=~,i=~,other=~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7">
            <text:p>67</text:p>
          </table:table-cell>
          <table:table-cell table:style-name="ce11" office:value-type="string">
            <text:p>2022-08-03_16-53-15_000.jpg</text:p>
          </table:table-cell>
          <table:table-cell table:style-name="ce27" office:value-type="string">
            <text:p>:m RES 1*2 / free# JVEMV6 68#_326:1 / 68. theoretical-physics(tp) / topics=統計力学,w=~,doc=r-7-A11~1.1.1#2-13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RES 1*2 / free# JVEMV6 68#_326:1 / 68. theoretical-physics(tp) / topics=統計力学,w=~,doc=r-7-A11~1.1.1#2-13,s=~,i=~,other=memo+">
            <text:p>:m RES 1*2 / free# JVEMV6 68#_326:1 / 68. theoretical-physics(tp) / topics=統計力学,w=~,doc=r-7-A11~1.1.1#2-13,s=~,i=~,other=memo+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0">
            <text:p>60</text:p>
          </table:table-cell>
          <table:table-cell table:style-name="ce11" office:value-type="string">
            <text:p>2022-08-03_11-36-25_000.jpg</text:p>
          </table:table-cell>
          <table:table-cell table:style-name="ce29" office:value-type="string">
            <text:p>:m RES 1*2 / free# JVEMV6 68#_326:1 / 68. theoretical-physics(tp) / topics=統計力学,w=~,doc=r-7-A7~2.1#3-7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2 / free# JVEMV6 68#_326:1 / 68. theoretical-physics(tp) / topics=統計力学,w=~,doc=r-7-A7~2.1#3-7,s=~,i=~,other=memo+">
            <text:p>:m RES 1*2 / free# JVEMV6 68#_326:1 / 68. theoretical-physics(tp) / topics=統計力学,w=~,doc=r-7-A7~2.1#3-7,s=~,i=~,other=memo+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5" office:value-type="string">
            <text:p>2022-07-30_17-48-03_000.jpg</text:p>
          </table:table-cell>
          <table:table-cell table:style-name="ce29" office:value-type="string">
            <text:p>:m RES 2*2 / free# JVEMV6 68#_322:1 / 68. theoretical-physics(tp) / topics=電磁気学,w=~,doc=r-7-A11~1.1.1#2-7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RES 2*2 / free# JVEMV6 68#_322:1 / 68. theoretical-physics(tp) / topics=電磁気学,w=~,doc=r-7-A11~1.1.1#2-7,s=~,i=~,other=memo+">
            <text:p>:m RES 2*2 / free# JVEMV6 68#_322:1 / 68. theoretical-physics(tp) / topics=電磁気学,w=~,doc=r-7-A11~1.1.1#2-7,s=~,i=~,other=memo+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18" office:value-type="string">
            <text:p>2022-08-01_12-02-29_000.jpg</text:p>
          </table:table-cell>
          <table:table-cell table:style-name="ce29" office:value-type="string">
            <text:p>:m RES 2*2 / free# JVEMV6 68#_324:1 / 68. theoretical-physics(tp) / topics=統計力学,w=~,doc=r-7-A7~2.1#3-5.5,s=~,i=~,other=memo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RES 2*2 / free# JVEMV6 68#_324:1 / 68. theoretical-physics(tp) / topics=統計力学,w=~,doc=r-7-A7~2.1#3-5.5,s=~,i=~,other=memo+;">
            <text:p>:m RES 2*2 / free# JVEMV6 68#_324:1 / 68. theoretical-physics(tp) / topics=統計力学,w=~,doc=r-7-A7~2.1#3-5.5,s=~,i=~,other=memo+;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5" office:value-type="string">
            <text:p>2022-08-02_17-40-01_000.jpg</text:p>
          </table:table-cell>
          <table:table-cell table:style-name="ce36" office:value-type="string">
            <text:p>:m RES 2*2 / free# JVEMV6 68#_325:1 / 68. theoretical-physics(tp) / topics=統計力学,w=~,doc=r-7-A7~2.1#3-61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RES 2*2 / free# JVEMV6 68#_325:1 / 68. theoretical-physics(tp) / topics=統計力学,w=~,doc=r-7-A7~2.1#3-61,s=~,i=~,other=~">
            <text:p>:m RES 2*2 / free# JVEMV6 68#_325:1 / 68. theoretical-physics(tp) / topics=統計力学,w=~,doc=r-7-A7~2.1#3-61,s=~,i=~,other=~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8">
            <text:p>68</text:p>
          </table:table-cell>
          <table:table-cell table:style-name="ce11" office:value-type="string">
            <text:p>2022-08-03_16-53-27_000.jpg</text:p>
          </table:table-cell>
          <table:table-cell table:style-name="ce27" office:value-type="string">
            <text:p>:m RES 2*2 / free# JVEMV6 68#_326:1 / 68. theoretical-physics(tp) / topics=統計力学,w=~,doc=r-7-A11~1.1.1#2-13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RES 2*2 / free# JVEMV6 68#_326:1 / 68. theoretical-physics(tp) / topics=統計力学,w=~,doc=r-7-A11~1.1.1#2-13,s=~,i=~,other=memo+">
            <text:p>:m RES 2*2 / free# JVEMV6 68#_326:1 / 68. theoretical-physics(tp) / topics=統計力学,w=~,doc=r-7-A11~1.1.1#2-13,s=~,i=~,other=memo+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18" office:value-type="string">
            <text:p>2022-08-03_11-36-36_000.jpg</text:p>
          </table:table-cell>
          <table:table-cell table:style-name="ce36" office:value-type="string">
            <text:p>:m RES 2*2 / free# JVEMV6 68#_326:1 / 68. theoretical-physics(tp) / topics=統計力学,w=~,doc=r-7-A7~2.1#3-7.2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RES 2*2 / free# JVEMV6 68#_326:1 / 68. theoretical-physics(tp) / topics=統計力学,w=~,doc=r-7-A7~2.1#3-7.2,s=~,i=~,other=~">
            <text:p>:m RES 2*2 / free# JVEMV6 68#_326:1 / 68. theoretical-physics(tp) / topics=統計力学,w=~,doc=r-7-A7~2.1#3-7.2,s=~,i=~,other=~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5" office:value-type="string">
            <text:p>2022-08-01_16-06-12_000.jpg</text:p>
          </table:table-cell>
          <table:table-cell table:style-name="ce29" office:value-type="string">
            <text:p>:m 温度 / location=部屋,for=暑い。何度だろうか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3">
            <text:p>43</text:p>
          </table:table-cell>
          <table:table-cell table:style-name="ce5" office:value-type="string">
            <text:p>2022-08-02_15-27-27_000.jpg</text:p>
          </table:table-cell>
          <table:table-cell table:style-name="ce27" office:value-type="string">
            <text:p>:m 温度 / location=部屋,for=暑い。何度だろうか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5">
            <text:p>45</text:p>
          </table:table-cell>
          <table:table-cell table:style-name="ce11" office:value-type="string">
            <text:p>2022-08-02_16-22-14_000.jpg</text:p>
          </table:table-cell>
          <table:table-cell table:style-name="ce27" office:value-type="string">
            <text:p>:m 温度 / location=部屋,for=暑い。何度だろうか,other=~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6">
            <text:p>46</text:p>
          </table:table-cell>
          <table:table-cell table:style-name="ce5" office:value-type="string">
            <text:p>2022-08-02_17-26-24_000.jpg</text:p>
          </table:table-cell>
          <table:table-cell table:style-name="ce27" office:value-type="string">
            <text:p>:m 温度 / location=部屋,for=暑い。何度だろうか,other=~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9">
            <text:p>49</text:p>
          </table:table-cell>
          <table:table-cell table:style-name="ce5" office:value-type="string">
            <text:p>2022-08-02_18-16-20_000.jpg</text:p>
          </table:table-cell>
          <table:table-cell table:style-name="ce27" office:value-type="string">
            <text:p>:m 温度 / location=部屋,for=暑い。何度だろうか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9">
            <text:p>69</text:p>
          </table:table-cell>
          <table:table-cell table:style-name="ce11" office:value-type="string">
            <text:p>2022-08-03_18-05-40_000.jpg</text:p>
          </table:table-cell>
          <table:table-cell table:style-name="ce27" office:value-type="string">
            <text:p>:m 温度 / location=部屋,for=暑い。何度だろうか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5" office:value-type="string">
            <text:p>2022-08-03_09-20-50_000.jpg</text:p>
          </table:table-cell>
          <table:table-cell table:style-name="ce27" office:value-type="string">
            <text:p>:m 災害備蓄 / 入れたもの / item=①消石灰（10kg） / other=~ / volume=~ / id=~ / 保管場所=物置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災害備蓄 / 入れたもの / item=①消石灰（10kg） / other=~ / volume=~ / id=~ / 保管場所=物置">
            <text:p>:m 災害備蓄 / 入れたもの / item=①消石灰（10kg） / other=~ / volume=~ / id=~ / 保管場所=物置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2022-07-30_12-58-13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食べた物 ">
            <text:p>:m 食べた物 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1" office:value-type="string">
            <text:p>2022-07-30_21-21-5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5" office:value-type="string">
            <text:p>2022-07-31_21-03-3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食べた物 ">
            <text:p>:m 食べた物 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5" office:value-type="string">
            <text:p>2022-08-01_12-56-3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食べた物 ">
            <text:p>:m 食べた物 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2">
            <text:p>32</text:p>
          </table:table-cell>
          <table:table-cell table:style-name="ce5" office:value-type="string">
            <text:p>2022-08-01_21-12-0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食べた物 ">
            <text:p>:m 食べた物 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11" office:value-type="string">
            <text:p>2022-08-02_14-24-4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5" office:value-type="string">
            <text:p>2022-08-02_21-16-2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食べた物 ">
            <text:p>:m 食べた物 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3">
            <text:p>63</text:p>
          </table:table-cell>
          <table:table-cell table:style-name="ce5" office:value-type="string">
            <text:p>2022-08-03_12-49-4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食べた物 ">
            <text:p>:m 食べた物 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0">
            <text:p>70</text:p>
          </table:table-cell>
          <table:table-cell table:style-name="ce11" office:value-type="string">
            <text:p>2022-08-03_21-13-5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5" office:value-type="string">
            <text:p>2022-07-31_11-02-35_000.jpg</text:p>
          </table:table-cell>
          <table:table-cell table:style-name="ce27" office:value-type="string">
            <text:p>:m 東和 PHOTO / 220729f / 久地駅 / 下作延６丁目計画 / １名（電気） / 国際電工（末長組） / 日誌</text:p>
          </table:table-cell>
          <table:table-cell table:style-name="ce46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東和 PHOTO / 220729f / 久地駅 / 下作延６丁目計画 / １名（電気） / 国際電工（末長組） / 日誌">
            <text:p>:m 東和 PHOTO / 220729f / 久地駅 / 下作延６丁目計画 / １名（電気） / 国際電工（末長組） / 日誌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string">
            <text:p>2022-07-30_17-32-44_000.jpg</text:p>
          </table:table-cell>
          <table:table-cell table:style-name="ce27" office:value-type="string">
            <text:p>:m 東和 PHOTO / 220729f / 久地駅 / 下作延６丁目計画 / １名（電気） / 国際電工（末長組） / 日報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東和 PHOTO / 220729f / 久地駅 / 下作延６丁目計画 / １名（電気） / 国際電工（末長組） / 日報">
            <text:p>:m 東和 PHOTO / 220729f / 久地駅 / 下作延６丁目計画 / １名（電気） / 国際電工（末長組） / 日報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3">
            <text:p>53</text:p>
          </table:table-cell>
          <table:table-cell table:style-name="ce5" office:value-type="string">
            <text:p>2022-08-03_05-59-46_000.jpg</text:p>
          </table:table-cell>
          <table:table-cell table:style-name="ce36" office:value-type="string">
            <text:p>:m 保管場所 / what=キンカン、きんかん、金冠 / location=西側の棚：南側：上から３番目の段（天板を数えず）,expire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保管場所 / what=キンカン、きんかん、金冠 / location=西側の棚：南側：上から３番目の段（天板を数えず）,expire=~,other=~">
            <text:p>:m 保管場所 / what=キンカン、きんかん、金冠 / location=西側の棚：南側：上から３番目の段（天板を数えず）,expire=~,other=~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6">
            <text:p>66</text:p>
          </table:table-cell>
          <table:table-cell table:style-name="ce11" office:value-type="string">
            <text:p>2022-08-03_15-21-13_000.jpg</text:p>
          </table:table-cell>
          <table:table-cell table:style-name="ce27" office:value-type="string">
            <text:p>:PHOTO 記録 / @自室 / 充電 / for=充電器：空調服用 / occasion=充電：完了,other=数字の点滅、続いて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PHOTO 記録 / @自室 / 充電 / for=充電器：空調服用 / occasion=充電：完了,other=数字の点滅、続いている">
            <text:p>:PHOTO 記録 / @自室 / 充電 / for=充電器：空調服用 / occasion=充電：完了,other=数字の点滅、続いている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5">
            <text:p>65</text:p>
          </table:table-cell>
          <table:table-cell table:style-name="ce11" office:value-type="string">
            <text:p>2022-08-03_14-53-30_000.jpg</text:p>
          </table:table-cell>
          <table:table-cell table:style-name="ce27" office:value-type="string">
            <text:p>:PHOTO 記録 / @自室 / 充電 / for=充電器：空調服用 / occasion=充電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7">
            <text:p>57</text:p>
          </table:table-cell>
          <table:table-cell table:style-name="ce5" office:value-type="string">
            <text:p>2022-08-03_10-14-31_000.jpg</text:p>
          </table:table-cell>
          <table:table-cell table:style-name="ce27" office:value-type="string">
            <text:p>:PHOTO 記録 / 文書：コレポン / #*# / about=ペガスス：行きます旨の連絡,with=蛇口さん,content=~,other=~ / N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 / 文書：コレポン / #*# / about=ペガスス：行きます旨の連絡,with=蛇口さん,content=~,other=~ / N+">
            <text:p>:PHOTO 記録 / 文書：コレポン / #*# / about=ペガスス：行きます旨の連絡,with=蛇口さん,content=~,other=~ / N+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5" office:value-type="string">
            <text:p>2022-07-31_07-59-1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5" office:value-type="string">
            <text:p>2022-08-01_07-43-5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5" office:value-type="string">
            <text:p>2022-08-02_07-49-0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4">
            <text:p>54</text:p>
          </table:table-cell>
          <table:table-cell table:style-name="ce5" office:value-type="string">
            <text:p>2022-08-03_06-09-2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5" office:value-type="string">
            <text:p>2022-07-31_01-00-31_000.mp4</text:p>
          </table:table-cell>
          <table:table-cell table:style-name="ce27" office:value-type="string">
            <text:p>:VIDEO / @自室 / 記録 / inst=recorder,リコーダー / 演奏、play / R=1 / record,for=~,other=~,memo=~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VIDEO / @自室 / 記録 / inst=recorder,リコーダー / 演奏、play / R=1 / record,for=~,other=~,memo=~,file-id=~,piece-id=~ / follow~">
            <text:p>:VIDEO / @自室 / 記録 / inst=recorder,リコーダー / 演奏、play / R=1 / record,for=~,other=~,memo=~,file-id=~,piece-id=~ / follow~</text:p>
          </table:table-cell>
          <table:table-cell table:style-name="ce11" table:formula="of:=RIGHT([.B59];[.K59])" office:value-type="string" office:string-value="mp4">
            <text:p>mp4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5" office:value-type="string">
            <text:p>2022-07-30_18-56-57_000.mp4</text:p>
          </table:table-cell>
          <table:table-cell table:style-name="ce27" office:value-type="string">
            <text:p>:VIDEO / @自室 / 記録 / jap.flute / 演奏、play / R=1 / record,for=~,other=~,memo=+,file-id=~,piece-id=~ / follow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VIDEO / @自室 / 記録 / jap.flute / 演奏、play / R=1 / record,for=~,other=~,memo=+,file-id=~,piece-id=~ / follow~">
            <text:p>:VIDEO / @自室 / 記録 / jap.flute / 演奏、play / R=1 / record,for=~,other=~,memo=+,file-id=~,piece-id=~ / follow~</text:p>
          </table:table-cell>
          <table:table-cell table:style-name="ce11" table:formula="of:=RIGHT([.B60];[.K60])" office:value-type="string" office:string-value="mp4">
            <text:p>mp4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5" office:value-type="string">
            <text:p>2022-07-31_14-36-57_000.mp4</text:p>
          </table:table-cell>
          <table:table-cell table:style-name="ce27" office:value-type="string">
            <text:p>:VIDEO / @自室 / 記録 / jap.flute / 演奏、play / R=1 / record,for=~,other=~,memo=+,file-id=~,piece-id=~ / follow~</text:p>
          </table:table-cell>
          <table:table-cell table:style-name="ce15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VIDEO / @自室 / 記録 / jap.flute / 演奏、play / R=1 / record,for=~,other=~,memo=+,file-id=~,piece-id=~ / follow~">
            <text:p>:VIDEO / @自室 / 記録 / jap.flute / 演奏、play / R=1 / record,for=~,other=~,memo=+,file-id=~,piece-id=~ / follow~</text:p>
          </table:table-cell>
          <table:table-cell table:style-name="ce11" table:formula="of:=RIGHT([.B61];[.K61])" office:value-type="string" office:string-value="mp4">
            <text:p>mp4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9">
            <text:p>29</text:p>
          </table:table-cell>
          <table:table-cell table:style-name="ce5" office:value-type="string">
            <text:p>2022-08-01_19-02-54_000.mp4</text:p>
          </table:table-cell>
          <table:table-cell table:style-name="ce27" office:value-type="string">
            <text:p>:VIDEO / @自室 / 記録 / jap.flute / 演奏、play / R=1(session-1) / record,for=~,other=~,memo=~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VIDEO / @自室 / 記録 / jap.flute / 演奏、play / R=1(session-1) / record,for=~,other=~,memo=~,file-id=~,piece-id=~ / follow~">
            <text:p>:VIDEO / @自室 / 記録 / jap.flute / 演奏、play / R=1(session-1) / record,for=~,other=~,memo=~,file-id=~,piece-id=~ / follow~</text:p>
          </table:table-cell>
          <table:table-cell table:style-name="ce11" table:formula="of:=RIGHT([.B62];[.K62])" office:value-type="string" office:string-value="mp4">
            <text:p>mp4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4">
            <text:p>64</text:p>
          </table:table-cell>
          <table:table-cell table:style-name="ce11" office:value-type="string">
            <text:p>2022-08-03_14-45-13_000.mp4</text:p>
          </table:table-cell>
          <table:table-cell table:style-name="ce27" office:value-type="string">
            <text:p>:VIDEO / @自室 / 記録 / jap.flute / 演奏、play / R=1(session-1) / record,for=~,other=~,memo=~,file-id=~,piec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VIDEO / @自室 / 記録 / jap.flute / 演奏、play / R=1(session-1) / record,for=~,other=~,memo=~,file-id=~,piece-id=~ / follow~">
            <text:p>:VIDEO / @自室 / 記録 / jap.flute / 演奏、play / R=1(session-1) / record,for=~,other=~,memo=~,file-id=~,piece-id=~ / follow~</text:p>
          </table:table-cell>
          <table:table-cell table:style-name="ce11" table:formula="of:=RIGHT([.B63];[.K63])" office:value-type="string" office:string-value="mp4">
            <text:p>mp4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8" office:value-type="string">
            <text:p>2022-07-31_18-16-27_000.mp4</text:p>
          </table:table-cell>
          <table:table-cell table:style-name="ce27" office:value-type="string">
            <text:p>:VIDEO / @自室 / 記録 / jap.flute / 演奏、play / R=1(session-2) / record,for=~,other=~,memo=~,file-id=~,piece-id=~ / follow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VIDEO / @自室 / 記録 / jap.flute / 演奏、play / R=1(session-2) / record,for=~,other=~,memo=~,file-id=~,piece-id=~ / follow+">
            <text:p>:VIDEO / @自室 / 記録 / jap.flute / 演奏、play / R=1(session-2) / record,for=~,other=~,memo=~,file-id=~,piece-id=~ / follow+</text:p>
          </table:table-cell>
          <table:table-cell table:style-name="ce11" table:formula="of:=RIGHT([.B64];[.K64])" office:value-type="string" office:string-value="mp4">
            <text:p>mp4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1" office:value-type="string">
            <text:p>2022-08-02_15-40-46_000.jpg</text:p>
          </table:table-cell>
          <table:table-cell table:style-name="ce27" office:value-type="string">
            <text:p>:m Other / 買うもの / item=~,at=キャン・ドゥ,for=~,other=買った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65];[.K65])" office:value-type="string" office:string-value="jpg">
            <text:p>jpg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5" office:value-type="string">
            <text:p>2022-07-31_19-01-17_000.jpg</text:p>
          </table:table-cell>
          <table:table-cell table:style-name="ce29" office:value-type="string">
            <text:p>:m :篠笛,shinobue #*# / session-memo:session-1 / p.1:genre=melody,R=1,file-piece-other=~ || :m :篠笛,shinobue #*# / session-memo:session-2 / p.1:genre=melody,key=h-2(C),R=1,file-piece-other=~ \\\ p.2:genre=melody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:篠笛,shinobue #*# / session-memo:session-1 / p.1:genre=melody,R=1,file-piece-other=~ || :m :篠笛,shinobue #*# / session-memo:session-2 / p.1:genre=melody,key=h-2(C),R=1,file-piece-other=~ \\\ p.2:genre=melody,file-piece-other=~">
            <text:p>:m :篠笛,shinobue #*# / session-memo:session-1 / p.1:genre=melody,R=1,file-piece-other=~ || :m :篠笛,shinobue #*# / session-memo:session-2 / p.1:genre=melody,key=h-2(C),R=1,file-piece-other=~ \\\ p.2:genre=melody,file-piece-other=~</text:p>
          </table:table-cell>
          <table:table-cell table:style-name="ce11" table:formula="of:=RIGHT([.B66];[.K66])" office:value-type="string" office:string-value="jpg">
            <text:p>jpg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1">
            <text:p>21</text:p>
          </table:table-cell>
          <table:table-cell table:style-name="ce5" office:value-type="string">
            <text:p>2022-08-01_09-02-01_000.jpg</text:p>
          </table:table-cell>
          <table:table-cell table:style-name="ce29" office:value-type="string">
            <text:p>:m #*# RES / JVEMV6 64#68_daigaku / 『大学』 著者=赤塚忠,校注=~ / p.58 / w=~,topic=~,publisher=明治書院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#*# RES / JVEMV6 64#68_daigaku / 『大学』 著者=赤塚忠,校注=~ / p.58 / w=~,topic=~,publisher=明治書院,other=~">
            <text:p>:m #*# RES / JVEMV6 64#68_daigaku / 『大学』 著者=赤塚忠,校注=~ / p.58 / w=~,topic=~,publisher=明治書院,other=~</text:p>
          </table:table-cell>
          <table:table-cell table:style-name="ce11" table:formula="of:=RIGHT([.B67];[.K67])" office:value-type="string" office:string-value="jpg">
            <text:p>jpg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18" office:value-type="string">
            <text:p>2022-08-01_17-07-32_000.jpg</text:p>
          </table:table-cell>
          <table:table-cell table:style-name="ce29" office:value-type="string">
            <text:p>:m ,sketch / des. object=ツバメ：ヒナ / source=~,location=~,other=~,memo~,found~,id=~,occasion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,sketch / des. object=ツバメ：ヒナ / source=~,location=~,other=~,memo~,found~,id=~,occasion=~">
            <text:p>:m ,sketch / des. object=ツバメ：ヒナ / source=~,location=~,other=~,memo~,found~,id=~,occasion=~</text:p>
          </table:table-cell>
          <table:table-cell table:style-name="ce11" table:formula="of:=RIGHT([.B68];[.K68])" office:value-type="string" office:string-value="jpg">
            <text:p>jpg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0">
            <text:p>30</text:p>
          </table:table-cell>
          <table:table-cell table:style-name="ce18" office:value-type="string">
            <text:p>2022-08-01_19-10-13_000.jpg</text:p>
          </table:table-cell>
          <table:table-cell table:style-name="ce29" office:value-type="string">
            <text:p>:m :篠笛,shinobue #*# / session-memo:session-1:dodatek / file=2022-07-31_19-01-17_000.jpg,page=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:篠笛,shinobue #*# / session-memo:session-1:dodatek / file=2022-07-31_19-01-17_000.jpg,page=2">
            <text:p>:m :篠笛,shinobue #*# / session-memo:session-1:dodatek / file=2022-07-31_19-01-17_000.jpg,page=2</text:p>
          </table:table-cell>
          <table:table-cell table:style-name="ce11" table:formula="of:=RIGHT([.B69];[.K69])" office:value-type="string" office:string-value="jpg">
            <text:p>jpg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1">
            <text:p>31</text:p>
          </table:table-cell>
          <table:table-cell table:style-name="ce5" office:value-type="string">
            <text:p>2022-08-01_19-11-12_000.jpg</text:p>
          </table:table-cell>
          <table:table-cell table:style-name="ce29" office:value-type="string">
            <text:p>:m :篠笛,shinobue #*# / session-memo:session-1 / p.1:genre=melody,file-piece-other=dodatek:2022-08-01:page-2.new,for=サビ \\\ p.2:genre=melody,key=h-7`(A),file-piece-other=~ \\\ p.3:genre=melody,file-piece-other=~ \\\ p.4:genre=melody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m :篠笛,shinobue #*# / session-memo:session-1 / p.1:genre=melody,file-piece-other=dodatek:2022-08-01:page-2.new,for=サビ \\\ p.2:genre=melody,key=h-7`(A),file-piece-other=~ \\\ p.3:genre=melody,file-piece-other=~ \\\ p.4:genre=melody,file-piece-other=~">
            <text:p>:m :篠笛,shinobue #*# / session-memo:session-1 / p.1:genre=melody,file-piece-other=dodatek:2022-08-01:page-2.new,for=サビ \\\ p.2:genre=melody,key=h-7`(A),file-piece-other=~ \\\ p.3:genre=melody,file-piece-other=~ \\\ p.4:genre=melody,file-piece-other=~</text:p>
          </table:table-cell>
          <table:table-cell table:style-name="ce11" table:formula="of:=RIGHT([.B70];[.K70])" office:value-type="string" office:string-value="jpg">
            <text:p>jpg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18" office:value-type="string">
            <text:p>2022-08-02_09-01-30_000.jpg</text:p>
          </table:table-cell>
          <table:table-cell table:style-name="ce27" office:value-type="string">
            <text:p>:m other / 記録　文書 / @自室 / 朝の筋トレ / for=やることのリスト / page=~,file-id=~,other=初版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m other / 記録　文書 / @自室 / 朝の筋トレ / for=やることのリスト / page=~,file-id=~,other=初版">
            <text:p>:m other / 記録　文書 / @自室 / 朝の筋トレ / for=やることのリスト / page=~,file-id=~,other=初版</text:p>
          </table:table-cell>
          <table:table-cell table:style-name="ce11" table:formula="of:=RIGHT([.B71];[.K71])" office:value-type="string" office:string-value="jpg">
            <text:p>jpg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7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7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4">2022/08/04</text:date>, <text:time>12:2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04T12:29:17.51</dc:date>
    <dc:creator>iwabuchi ken</dc:creator>
    <meta:editing-duration>P48DT10H40M15S</meta:editing-duration>
    <meta:editing-cycles>15688</meta:editing-cycles>
    <meta:document-statistic meta:table-count="2" meta:cell-count="975" meta:object-count="0"/>
    <meta:user-defined meta:name="qrichtext">1</meta:user-defined>
  </office:meta>
</office:document-meta>
</file>